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yponineSans Regular 18" svg:font-family="'TyponineSans Regular 18', 'Lucida Grande', Lucida, 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style:font-name="Times New Roman" fo:font-size="13pt" fo:font-weight="bold" style:font-size-asian="13pt" style:font-weight-asian="bold" style:font-size-complex="13pt" style:font-weight-complex="bold"/>
    </style:style>
    <style:style style:name="P3"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fo:font-variant="normal" fo:text-transform="none" fo:color="#4f4e4e" style:font-name="Times New Roman" fo:font-size="12pt" fo:letter-spacing="normal" fo:font-style="normal" fo:font-weight="normal" style:font-size-asian="12pt" style:font-size-complex="12pt"/>
    </style:style>
    <style:style style:name="P4"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fo:font-variant="normal" fo:text-transform="none" fo:color="#4f4e4e" style:font-name="Times New Roman"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fo:font-variant="normal" fo:text-transform="none" fo:color="#4f4e4e" style:font-name="Times New Roman" fo:font-size="13pt" fo:letter-spacing="normal" fo:font-style="normal" fo:font-weight="bold" style:font-size-asian="13pt" style:font-weight-asian="bold" style:font-size-complex="13pt" style:font-weight-complex="bold"/>
    </style:style>
    <style:style style:name="P6"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style>
    <style:style style:name="P7"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2pt" style:font-size-asian="12pt" style:font-size-complex="12pt"/>
    </style:style>
    <style:style style:name="P8"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3pt" fo:font-weight="bold" style:font-size-asian="13pt" style:font-weight-asian="bold" style:font-size-complex="13pt" style:font-weight-complex="bold"/>
    </style:style>
    <style:style style:name="P10"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3pt" fo:font-weight="normal" style:font-size-asian="13pt" style:font-weight-asian="normal" style:font-size-complex="13pt" style:font-weight-complex="normal"/>
    </style:style>
    <style:style style:name="P11" style:family="paragraph" style:parent-style-name="Standard" style:master-page-name="">
      <style:paragraph-properties fo:text-align="center" style:justify-single-word="false" style:page-number="auto" fo:background-color="transparent" style:shadow="none">
        <style:tab-stops/>
        <style:background-image/>
      </style:paragraph-properties>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fo:font-variant="normal" fo:text-transform="none" fo:color="#4f4e4e" style:font-name="Times New Roman" fo:font-size="12pt" fo:letter-spacing="normal" fo:font-style="normal" fo:font-weight="normal" style:font-size-asian="12pt" style:font-size-complex="12pt"/>
    </style:style>
    <style:style style:name="P13"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style:font-name="Times New Roman" fo:font-size="12pt" fo:font-weight="normal" style:font-size-asian="12pt" style:font-size-complex="12pt"/>
    </style:style>
    <style:style style:name="P14" style:family="paragraph" style:parent-style-name="Standard">
      <style:paragraph-properties fo:margin-left="0cm" fo:margin-right="0cm" fo:text-align="justify" style:justify-single-word="false" fo:orphans="2" fo:widows="2" fo:text-indent="0cm" style:auto-text-indent="false" fo:background-color="transparent" style:shadow="none">
        <style:tab-stops/>
        <style:background-image/>
      </style:paragraph-properties>
      <style:text-properties style:font-name="Times New Roman"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3pt" fo:font-weight="bold" style:font-size-asian="13pt" style:font-weight-asian="bold" style:font-size-complex="13pt" style:font-weight-complex="bold"/>
    </style:style>
    <style:style style:name="T1" style:family="text">
      <style:text-properties fo:font-variant="normal" fo:text-transform="none" fo:color="#4f4e4e" fo:letter-spacing="normal" fo:font-style="normal"/>
    </style:style>
    <style:style style:name="T2" style:family="text">
      <style:text-properties fo:font-variant="normal" fo:text-transform="none" fo:color="#4f4e4e" style:font-name="Times New Roman" fo:font-size="12pt" fo:letter-spacing="normal" fo:font-style="normal" fo:font-weight="normal" style:font-size-asian="12pt" style:font-size-complex="12pt"/>
    </style:style>
    <style:style style:name="T3" style:family="text">
      <style:text-properties fo:font-variant="normal" fo:text-transform="none" fo:color="#4f4e4e" style:text-line-through-styl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Tipi di dato Arduino</text:p>
      <text:p text:style-name="P7"/>
      <text:p text:style-name="P7"/>
      <text:p text:style-name="P7">Vedi anche <text:a xlink:type="simple" xlink:href="https://www.arduino.cc/en/Reference/HomePage" text:style-name="Internet_20_link" text:visited-style-name="Visited_20_Internet_20_Link"><text:span text:style-name="T4">https://www.arduino.cc/en/Reference/HomePage</text:span></text:a><text:span text:style-name="T4"> – Data types</text:span></text:p>
      <text:p text:style-name="P7"/>
      <text:p text:style-name="P7">void</text:p>
      <text:p text:style-name="P7">boolean</text:p>
      <text:p text:style-name="P7">char</text:p>
      <text:p text:style-name="P7">unsigned char</text:p>
      <text:p text:style-name="P7">byte</text:p>
      <text:p text:style-name="P7">int</text:p>
      <text:p text:style-name="P7">unsigned int</text:p>
      <text:p text:style-name="P7">word</text:p>
      <text:p text:style-name="P7">long</text:p>
      <text:p text:style-name="P7">unsigned long</text:p>
      <text:p text:style-name="P7">short</text:p>
      <text:p text:style-name="P7">float</text:p>
      <text:p text:style-name="P7">double</text:p>
      <text:p text:style-name="P7">string - char array</text:p>
      <text:p text:style-name="P7">String - object</text:p>
      <text:p text:style-name="P7">array</text:p>
      <text:p text:style-name="P7"/>
      <text:p text:style-name="P7"/>
      <text:p text:style-name="P9">void</text:p>
      <text:p text:style-name="P8"/>
      <text:p text:style-name="P3">The void keyword is used only in function declarations. It indicates that the function is expected to return no information to the function from which it was called.</text:p>
      <text:p text:style-name="P3"/>
      <text:p text:style-name="P9">boolean</text:p>
      <text:p text:style-name="P8"/>
      <text:p text:style-name="P6"><text:span text:style-name="T2">A </text:span><text:span text:style-name="Strong_20_Emphasis"><text:span text:style-name="T2">boolean </text:span></text:span><text:span text:style-name="T2">holds one of two values, true or </text:span><text:a xlink:type="simple" xlink:href="https://www.arduino.cc/en/Reference/Constants" text:style-name="Internet_20_link" text:visited-style-name="Visited_20_Internet_20_Link"><text:span text:style-name="T3">false</text:span></text:a><text:span text:style-name="T2">. (Each boolean variable occupies one byte of memory.) </text:span></text:p>
      <text:p text:style-name="P3"/>
      <text:p text:style-name="P5">char</text:p>
      <text:p text:style-name="P3"/>
      <text:p text:style-name="P3">A data type that takes up 1 byte of memory that stores a character value. Character literals are written in single quotes, like this: 'A' (for multiple characters - strings - use double quotes: "ABC").</text:p>
      <text:p text:style-name="P6"><text:span text:style-name="T2">Characters are stored as numbers however. You can see the specific encoding in the </text:span><text:a xlink:type="simple" xlink:href="https://www.arduino.cc/en/Reference/ASCIIchart" text:style-name="Internet_20_link" text:visited-style-name="Visited_20_Internet_20_Link"><text:span text:style-name="T3">ASCII chart</text:span></text:a><text:span text:style-name="T2">. This means that it is possible to do arithmetic on characters, in which the ASCII value of the character is used (e.g. 'A' + 1 has the value 66, since the ASCII value of the capital letter A is 65). See </text:span><text:a xlink:type="simple" xlink:href="https://www.arduino.cc/en/Serial/Println" text:style-name="Internet_20_link" text:visited-style-name="Visited_20_Internet_20_Link">Serial.println</text:a><text:span text:style-name="T3"> </text:span><text:span text:style-name="T2">reference for more on how characters are translated to numbers.</text:span></text:p>
      <text:p text:style-name="P6"><text:span text:style-name="T2">The char datatype is a signed type, meaning that it encodes numbers from -128 to 127. For an unsigned, one-byte (8 bit) data type, use the </text:span><text:span text:style-name="Emphasis"><text:span text:style-name="T2">byte </text:span></text:span><text:span text:style-name="T2">data type.</text:span></text:p>
      <text:p text:style-name="P3"/>
      <text:p text:style-name="P5">unsigned char</text:p>
      <text:p text:style-name="P4"/>
      <text:p text:style-name="P6"><text:span text:style-name="T2">An unsigned data type that occupies 1 byte of memory. Same as the </text:span><text:a xlink:type="simple" xlink:href="https://www.arduino.cc/en/Reference/Byte" text:style-name="Internet_20_link" text:visited-style-name="Visited_20_Internet_20_Link">byte</text:a><text:span text:style-name="T3"> </text:span><text:span text:style-name="T2">datatype.</text:span></text:p>
      <text:p text:style-name="P3">The unsigned char datatype encodes numbers from 0 to 255.</text:p>
      <text:p text:style-name="P6"><text:span text:style-name="T2">For consistency of Arduino programming style, the </text:span><text:span text:style-name="Emphasis"><text:span text:style-name="T2">byte </text:span></text:span><text:span text:style-name="T2">data type is to be preferred.</text:span></text:p>
      <text:p text:style-name="P3"/>
      <text:p text:style-name="P3"><text:soft-page-break/></text:p>
      <text:p text:style-name="P9">byte</text:p>
      <text:p text:style-name="P9"/>
      <text:p text:style-name="P3">A byte stores an 8-bit unsigned number, from 0 to 255. </text:p>
      <text:p text:style-name="P9"/>
      <text:p text:style-name="P9">int</text:p>
      <text:p text:style-name="P9"/>
      <text:p text:style-name="P3">Integers are your primary data-type for number storage.</text:p>
      <text:p text:style-name="P3">On the Arduino Uno (and other ATMega based boards) an int stores a 16-bit (2-byte) value. This yields a range of -32,768 to 32,767 (minimum value of -2^15 and a maximum value of (2^15) - 1). </text:p>
      <text:p text:style-name="P3">On the Arduino Due and SAMD based boards (like MKR1000 and Zero), an int stores a 32-bit (4-byte) value. This yields a range of -2,147,483,648 to 2,147,483,647 (minimum value of -2^31 and a maximum value of (2^31) – 1).</text:p>
      <text:p text:style-name="P3">int's store negative numbers with a technique called 2's complement math. The highest bit, sometimes referred to as the "sign" bit, flags the number as a negative number. The rest of the bits are inverted and 1 is added.</text:p>
      <text:p text:style-name="P3">The Arduino takes care of dealing with negative numbers for you, so that arithmetic operations work transparently in the expected manner. There can be an unexpected complication in dealing with the bitshift right operator (&gt;&gt;) however.</text:p>
      <text:p text:style-name="P2"/>
      <text:p text:style-name="P9">unsigned int</text:p>
      <text:p text:style-name="P9"/>
      <text:p text:style-name="P3">On the Uno and other ATMEGA based boards, unsigned ints (unsigned integers) are the same as ints in that they store a 2 byte value. Instead of storing negative numbers however they only store positive values, yielding a useful range of 0 to 65,535 (2^16) - 1).</text:p>
      <text:p text:style-name="P3">The Due stores a 4 byte (32-bit) value, ranging from 0 to 4,294,967,295 (2^32 - 1).</text:p>
      <text:p text:style-name="P3">The difference between unsigned ints and (signed) ints, lies in the way the highest bit, sometimes refered to as the "sign" bit, is interpreted. In the Arduino int type (which is signed), if the high bit is a "1", the number is interpreted as a negative number, and the other 15 bits are interpreted with 2's complement math.</text:p>
      <text:p text:style-name="P10"/>
      <text:p text:style-name="P9">word</text:p>
      <text:p text:style-name="P9"/>
      <text:p text:style-name="P3">On the Uno and other ATMEGA based boards, a word stores a 16-bit unsigned number. On the Due and Zero instead it stores a 32-bit unsigned number.</text:p>
      <text:p text:style-name="P3"/>
      <text:p text:style-name="P9">long</text:p>
      <text:p text:style-name="P9"/>
      <text:p text:style-name="P3">Long variables are extended size variables for number storage, and store 32 bits (4 bytes), from -2,147,483,648 to 2,147,483,647.</text:p>
      <text:p text:style-name="P13"><text:span text:style-name="T1">If doing math with integers, at least one of the numbers must be followed by an L, forcing it to be a long. See the Integer Constants page for details.</text:span></text:p>
      <text:p text:style-name="P9"/>
      <text:p text:style-name="P9">unsigned long</text:p>
      <text:p text:style-name="P9"/>
      <text:p text:style-name="P3">Unsigned long variables are extended size variables for number storage, and store 32 bits (4 bytes). Unlike standard longs unsigned longs won't store negative numbers, making their range from 0 to 4,294,967,295 (2^32 - 1). </text:p>
      <text:p text:style-name="P9"/>
      <text:p text:style-name="P9"/>
      <text:p text:style-name="P9"/>
      <text:p text:style-name="P9"><text:soft-page-break/></text:p>
      <text:p text:style-name="P9">short</text:p>
      <text:p text:style-name="P9"/>
      <text:p text:style-name="P3">A short is a 16-bit data-type.</text:p>
      <text:p text:style-name="P3">On all Arduinos (ATMega and ARM based) a short stores a 16-bit (2-byte) value. This yields a range of -32,768 to 32,767 (minimum value of -2^15 and a maximum value of (2^15) - 1).</text:p>
      <text:p text:style-name="P9"/>
      <text:p text:style-name="P9">float</text:p>
      <text:p text:style-name="P9"/>
      <text:p text:style-name="P3">Datatype for floating-point numbers, a number that has a decimal point. Floating-point numbers are often used to approximate analog and continuous values because they have greater resolution than integers. Floating-point numbers can be as large as 3.4028235E+38 and as low as -3.4028235E+38. They are stored as 32 bits (4 bytes) of information.</text:p>
      <text:p text:style-name="P3">Floats have only 6-7 decimal digits of precision. That means the total number of digits, not the number to the right of the decimal point. Unlike other platforms, where you can get more precision by using a double (e.g. up to 15 digits), on the Arduino, double is the same size as float.</text:p>
      <text:p text:style-name="P3">Floating point numbers are not exact, and may yield strange results when compared. For example 6.0 / 3.0 may not equal 2.0. You should instead check that the absolute value of the difference between the numbers is less than some small number.</text:p>
      <text:p text:style-name="P3">Floating point math is also much slower than integer math in performing calculations, so should be avoided if, for example, a loop has to run at top speed for a critical timing function. Programmers often go to some lengths to convert floating point calculations to integer math to increase speed.</text:p>
      <text:p text:style-name="P3">If doing math with floats, you need to add a decimal point, otherwise it will be treated as an int. See the Floating point constants page for details.</text:p>
      <text:p text:style-name="P2"/>
      <text:p text:style-name="P9">double</text:p>
      <text:p text:style-name="P9"/>
      <text:p text:style-name="P3">Double precision floating point number. On the Uno and other ATMEGA based boards, this occupies 4 bytes. That is, the double implementation is exactly the same as the float, with no gain in precision.</text:p>
      <text:p text:style-name="P3">On the Arduino Due, doubles have 8-byte (64 bit) precision.</text:p>
      <text:p text:style-name="P3"/>
      <text:p text:style-name="P4">Tip</text:p>
      <text:p text:style-name="P3">Users who borrow code from other sources that includes double variables may wish to examine the code to see if the implied precision is different from that actually achieved on ATMEGA based Arduinos.</text:p>
      <text:p text:style-name="P2"/>
      <text:p text:style-name="P9">string - char array</text:p>
      <text:p text:style-name="P9"/>
      <text:p text:style-name="P3">Text strings can be represented in two ways. you can use the String data type, which is part of the core as of version 0019, or you can make a string out of an array of type char and null-terminate it. This page described the latter method. For more details on the String object, which gives you more functionality at the cost of more memory, see the String object page.</text:p>
      <text:p text:style-name="P2"/>
      <text:p text:style-name="P9">String – object</text:p>
      <text:p text:style-name="P9"/>
      <text:p text:style-name="P3">The String class, part of the core as of version 0019, allows you to use and manipulate strings of text in more complex ways than character arrays do. You can concatenate Strings, append to them, search for and replace substrings, and more. It takes more memory than a simple character array, but it is also more useful.</text:p>
      <text:p text:style-name="P3"><text:soft-page-break/>For reference, character arrays are referred to as strings with a small s, and instances of the String class are referred to as Strings with a capital S. Note that constant strings, specified in "double quotes" are treated as char arrays, not instances of the String class.</text:p>
      <text:p text:style-name="P9"/>
      <text:p text:style-name="P9">array</text:p>
      <text:p text:style-name="P9"/>
      <text:p text:style-name="P3">An array is a collection of variables that are accessed with an index number. Arrays in the C programming language, on which Arduino is based, can be complicated, but using simple arrays is relatively straightforwar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yponineSans Regular 18" svg:font-family="'TyponineSans Regular 18', 'Lucida Grande', Lucida, 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34S</meta:editing-duration>
    <meta:editing-cycles>23</meta:editing-cycles>
    <meta:generator>OpenOffice/4.1.1$Win32 OpenOffice.org_project/411m6$Build-9775</meta:generator>
    <dc:date>2017-08-27T22:26:35.55</dc:date>
    <dc:creator>MarcoP </dc:creator>
    <meta:document-statistic meta:table-count="0" meta:image-count="0" meta:object-count="0" meta:page-count="4" meta:paragraph-count="70" meta:word-count="1228" meta:character-count="7016"/>
    <meta:user-defined meta:name="Info 1"/>
    <meta:user-defined meta:name="Info 2"/>
    <meta:user-defined meta:name="Info 3"/>
    <meta:user-defined meta:name="Info 4"/>
  </office:meta>
</office:document-meta>
</file>